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1ce304" officeooo:paragraph-rsid="001ce304" style:font-size-asian="14pt" style:font-size-complex="16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1fe2a2"/>
    </style:style>
    <style:style style:name="P14" style:family="paragraph" style:parent-style-name="Standard" style:list-style-name="L3"/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ce304"/>
    </style:style>
    <style:style style:name="T5" style:family="text">
      <style:text-properties officeooo:rsid="001ea364"/>
    </style:style>
    <style:style style:name="T6" style:family="text">
      <style:text-properties officeooo:rsid="0021ad3f"/>
    </style:style>
    <style:style style:name="T7" style:family="text">
      <style:text-properties fo:color="#000000"/>
    </style:style>
    <style:style style:name="T8" style:family="text">
      <style:text-properties fo:color="#000000" officeooo:rsid="0023ec33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4">КАФЕДРА ВЫЧИСЛИТЕЛЬ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Отчёт по лабораторной работе №<text:span text:style-name="T4">2</text:span></text:p>
      <text:p text:style-name="P7">Вариант <text:span text:style-name="T4">505</text:span></text:p>
      <text:p text:style-name="P6"/>
      <text:p text:style-name="P6"/>
      <text:p text:style-name="P6"/>
      <text:p text:style-name="P6"/>
      <text:p text:style-name="P3">Выполнил<text:span text:style-name="T4">и</text:span> Ощепков А<text:span text:style-name="T2">ртём</text:span>,</text:p>
      <text:p text:style-name="P10">Буланцов Александр,</text:p>
      <text:p text:style-name="P3">группа <text:span text:style-name="T3">P</text:span>3<text:span text:style-name="T3">2</text:span>02</text:p>
      <text:p text:style-name="P2">Преподаватель <text:span text:style-name="T4">Николаев В.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Текст задания</text:h>
      <text:p text:style-name="Standard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Standard">Приложение должно быть реализовано в соответствии с <text:a xlink:type="simple" xlink:href="https://en.wikipedia.org/wiki/Model–view–controller" office:target-frame-name="_blank" xlink:show="new">шаблоном MVC</text:a> и состоять из следующих элементов:</text:p>
      <text:list xml:id="list5402590937085688104" text:style-name="L1">
        <text:list-item>
          <text:p text:style-name="P11"><text:span text:style-name="Strong_20_Emphasis">ControllerServlet</text:span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p>
        </text:list-item>
        <text:list-item>
          <text:p text:style-name="P11"><text:span text:style-name="Strong_20_Emphasis">AreaCheckServlet</text:span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p>
        </text:list-item>
        <text:list-item>
          <text:p text:style-name="P11"><text:span text:style-name="Strong_20_Emphasis">Страница JSP</text:span>, формирующая HTML-страницу с веб-формой. Должна обрабатывать все запросы, не содержащие сведений о координатах точки и радиусе области.</text:p>
        </text:list-item>
      </text:list>
      <text:p text:style-name="Standard"><text:bookmark text:name="yui_patched_v3_11_0_1_1489348727524_1267"/><text:bookmark text:name="yui_patched_v3_11_0_1_1489348727524_1266"/><text:span text:style-name="Strong_20_Emphasis">Разработанная страница JSP должна содержать:</text:span></text:p>
      <text:list xml:id="list8457796656610931101" text:style-name="L2">
        <text:list-item>
          <text:p text:style-name="P12"><text:bookmark text:name="aui_3_4_0_1_11617"/>"Шапку", содержащую ФИО студента, номер группы и номер варианта.</text:p>
        </text:list-item>
        <text:list-item>
          <text:p text:style-name="P12">Форму, отправляющую данные на сервер.</text:p>
        </text:list-item>
        <text:list-item>
          <text:p text:style-name="P12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12">Сценарий на языке JavaScript, осуществляющий валидацию значений, вводимых пользователем в поля формы.</text:p>
        </text:list-item>
        <text:list-item>
          <text:p text:style-name="P12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</text:p>
          <text:list>
            <text:list-item>
              <text:p text:style-name="P12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</text:p>
            </text:list-item>
            <text:list-item>
              <text:p text:style-name="P12">В противном случае, после клика по картинке должно выводиться сообщение о невозможности определения координат точки.</text:p>
            </text:list-item>
            <text:list-item>
              <text:p text:style-name="P13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</text:p>
              <text:p text:style-name="P13"/>
              <text:p text:style-name="P13"><text:span text:style-name="Strong_20_Emphasis">Страница, возвращаемая AreaCheckServlet, должна содержать:</text:span></text:p>
            </text:list-item>
          </text:list>
        </text:list-item>
      </text:list>
      <text:list xml:id="list5733794378863327634" text:style-name="L3">
        <text:list-item>
          <text:p text:style-name="P14">Таблицу, содержащую полученные параметры.</text:p>
        </text:list-item>
        <text:list-item>
          <text:p text:style-name="P14">Результат вычислений - факт попадания или непопадания точки в область.</text:p>
        </text:list-item>
        <text:list-item>
          <text:p text:style-name="P14">Ссылку на страницу с веб-формой для формирования нового запроса.</text:p>
        </text:list-item>
      </text:list>
      <text:p text:style-name="Standard"><text:bookmark text:name="aui_3_4_0_1_11640"/>Разработанное веб-приложение необходимо развернуть на сервере <text:span text:style-name="T8">GlassFish</text:span></text:p>
      <text:p text:style-name="Standard"/>
      <text:h text:style-name="Heading_20_1" text:outline-level="1">Текст программы</text:h>
      <text:p text:style-name="Standard">/**</text:p>
      <text:p text:style-name="Standard"><text:s/>* Класс ControllerServlet, судя приходят все запросы,</text:p>
      <text:p text:style-name="Standard"><text:s/>* Отсюда они перераспределяются на другие контроллеры</text:p>
      <text:p text:style-name="Standard"><text:s/>*/</text:p>
      <text:p text:style-name="Standard">public class mainController extends HttpServlet{</text:p>
      <text:p text:style-name="Standard"><text:s text:c="4"/>@Override</text:p>
      <text:p text:style-name="Standard"><text:s text:c="4"/>protected void service(HttpServletRequest req, HttpServletResponse resp) throws <text:soft-page-break/>ServletException, IOException {</text:p>
      <text:p text:style-name="Standard"><text:s text:c="8"/>if(isToAreaCheck(req)) {</text:p>
      <text:p text:style-name="Standard"><text:s text:c="12"/>// Если запрос связан с проверкой попадания, перенаправляем</text:p>
      <text:p text:style-name="Standard"><text:s text:c="12"/>// на нужный сервлет</text:p>
      <text:p text:style-name="Standard"><text:s text:c="12"/>req.getRequestDispatcher("checkTheArea").forward(req, resp);</text:p>
      <text:p text:style-name="Standard"><text:s text:c="8"/>}</text:p>
      <text:p text:style-name="Standard"><text:s text:c="8"/>else // корневая страница</text:p>
      <text:p text:style-name="Standard"><text:s text:c="12"/>resp.sendRedirect(" ");</text:p>
      <text:p text:style-name="Standard"><text:s text:c="4"/>}</text:p>
      <text:p text:style-name="Standard">…</text:p>
      <text:p text:style-name="Standard">// Обращается к areChecker'у</text:p>
      <text:p text:style-name="Standard">public class AreaCheckServlet extends HttpServlet {</text:p>
      <text:p text:style-name="Standard"><text:s text:c="4"/>@Override</text:p>
      <text:p text:style-name="Standard"><text:s text:c="4"/>protected void doGet(HttpServletRequest req, HttpServletResponse resp) <text:span text:style-name="T6">{</text:span></text:p>
      <text:p text:style-name="Standard"><text:s text:c="8"/>resp.getWriter().write("&lt;tr&gt;");</text:p>
      <text:p text:style-name="Standard"><text:s text:c="8"/>if(areaChecker.inTheArea(</text:p>
      <text:p text:style-name="Standard"><text:s text:c="16"/>new BigDecimal(req.getParameter("X")),</text:p>
      <text:p text:style-name="Standard"><text:s text:c="16"/>new BigDecimal(req.getParameter("Y")),</text:p>
      <text:p text:style-name="Standard"><text:s text:c="16"/>new BigDecimal(req.getParameter("R"))</text:p>
      <text:p text:style-name="Standard"><text:s text:c="8"/>))</text:p>
      <text:p text:style-name="Standard"><text:s text:c="12"/>resp.getWriter().write("&lt;td&gt;Да&lt;/td&gt;");</text:p>
      <text:p text:style-name="Standard"><text:s text:c="8"/>else</text:p>
      <text:p text:style-name="Standard"><text:s text:c="12"/>resp.getWriter().write("&lt;td&gt;Нет&lt;/td&gt;");</text:p>
      <text:p text:style-name="Standard"><text:s text:c="4"/>}</text:p>
      <text:p text:style-name="Standard"><text:s text:c="4"/>AreaCheckerInterface areaChecker = new AreaChecker();</text:p>
      <text:p text:style-name="Standard">…</text:p>
      <text:p text:style-name="Standard">function validate(){</text:p>
      <text:p text:style-name="Standard"><text:s text:c="3"/>var error = isEverythingOk();</text:p>
      <text:p text:style-name="Standard"><text:s text:c="4"/>if(error === "OK"){</text:p>
      <text:p text:style-name="Standard"><text:s text:c="6"/>var data = 'X='+ document.forms[0].X.value+'&amp;Y=' + document.forms[0].Y.value +'&amp;R='+ document.forms[0].R.value;</text:p>
      <text:p text:style-name="Standard"><text:s text:c="6"/>$.get(</text:p>
      <text:p text:style-name="Standard"><text:s text:c="9"/>"mainController", // По заданию, направляем главному контроллеру, а не конкретной страничке</text:p>
      <text:p text:style-name="Standard"><text:s text:c="9"/>data,</text:p>
      <text:p text:style-name="Standard"><text:s text:c="9"/>ajaxCallback,</text:p>
      <text:p text:style-name="Standard"><text:s text:c="9"/>"html"</text:p>
      <text:p text:style-name="Standard"><text:s text:c="6"/>);</text:p>
      <text:p text:style-name="Standard"><text:s text:c="3"/>}</text:p>
      <text:p text:style-name="Standard"><text:s text:c="3"/>else</text:p>
      <text:p text:style-name="Standard"><text:s text:c="6"/>toastr.error(error,'Не всё так просто');</text:p>
      <text:p text:style-name="Standard">}</text:p>
      <text:p text:style-name="Standard"/>
      <text:h text:style-name="Heading_20_1" text:outline-level="1"/>
      <text:h text:style-name="Heading_20_1" text:outline-level="1">Вывод<text:span text:style-name="T5">ы</text:span></text:h>
      <text:p text:style-name="Standard">В результате выполнения данной лабораторной работы, мы познакомились с технологией Java-сервлетов, JSP, шаблоном MVC, сервером GlassFish, библиотекой toster для Js. Улучшили владение J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03:28:52.304688878</dc:date>
    <meta:generator>LibreOffice/4.2.8.2$Linux_X86_64 LibreOffice_project/420m0$Build-2</meta:generator>
    <meta:editing-duration>PT13M30S</meta:editing-duration>
    <meta:editing-cycles>13</meta:editing-cycles>
    <meta:document-statistic meta:table-count="0" meta:image-count="0" meta:object-count="0" meta:page-count="3" meta:paragraph-count="79" meta:word-count="496" meta:character-count="4347" meta:non-whitespace-character-count="3665"/>
  </office:meta>
</office:document-meta>
</file>